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14.Ivy14( Ivy iv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trieve( ModuleId moduleId , String [ ] confs , File cache , String destFilePattern , String destIvyPattern , Filter artifact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14.splitConfs( String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14.listRevisions( String org , String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interrupt( Thread operating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deliver( ModuleRevisionId mrid , String revision , File cache , String destIvyPattern , String status , Date pubdate , PublishingDependencyRevisionResolver pdrResolver , boolean validate , boolean resolveDynamicRevi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14.retrieve( ModuleId moduleId , String [ ] confs , File cache , String destFilePattern , String destIvyPattern , Filter artifactFilter , boolean sync , boolean useOrig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14.listOrganis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solve( URL ivySource , String revision , String [ ] confs , File cache , Date date , boolean validate , boolean useCacheOnly , boolean transitive , boolean useOrigin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configure( URL settings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listModuleEntries( OrganisationEntry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deliver( ModuleRevisionId mrid , String revision , File cache , String destIvyPattern , String status , Date pubdate , PublishingDependencyRevisionResolver pdrResolver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findModule( ModuleRevision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14.resolve( ModuleDescriptor md , String [ ] confs , File cache , Date date , boolean validate , boolean useCacheOnly , boolean transitive , boolean download , boolean outputReport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getVariab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solve( ModuleRevisionId mrid , String [ ] con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14.install( ModuleRevisionId mrid , String from , String to , boolean transitive , boolean validate , boolean overwrite , Filter artifactFilter , File cache , String match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14.determineArtifactsToCopy( ModuleId moduleId , String [ ] confs , File cache , String destFilePattern , String destIvyPattern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14.retrieve( ModuleId moduleId , String [ ] confs , File cache , String destFile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14.resolve( ModuleRevisionId mrid , String [ ] confs , boolean transitive , boolean changing , File cache , Date date , boolean validate , boolean useCacheOnly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getDependencies( ModuleDescriptor md , String [ ] confs , File cache , Date date , ResolveReport report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14.substitute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solve( ModuleDescriptor md , String [ ] confs , File cache , Date date , boolean validate , boolean useCacheOnly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listRevisionEntries( ModuleEntry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isInterru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sortNodes( Collection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resolve( ModuleDescriptor md , String [ ] confs , File cache , Date date , boolean validate , boolean useCacheOnly , boolean transitive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listOrganisation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solve( URL iv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Ivy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newResolveOptions( String [ ] confs , String revision , File cache , Date date , boolean validate , boolean useCacheOnly , boolean transitive , boolean useOrigin , boolean download , boolean outputReport , Filter artifact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14.listModules( ModuleRevisionId criteria , Patter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configure( File setting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publish( ModuleRevisionId mrid , String pubrevision , File cache , String srcArtifactPattern , String resolverName , String srcIvyPattern , String status , Date pubdate , Artifact [ ] extraArtifacts , boolean validate , boolean overwrite , boolean update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14.publish( ModuleRevisionId mrid , String pubrevision , File cache , String srcArtifactPattern , String resolverName , String srcIvyPattern , boolean validat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14.listTokenValues( String token , Map otherToken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setVariable( String var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solve( URL ivySource , String revision , String [ ] confs , File cache , Date date , boolean validate , boolean useCacheOnly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resolve( URL ivySource , String revision , String [ ] confs , File cache , Date date , boolean validate , boolean useCach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publish( ModuleDescriptor md , DependencyResolver resolver , Collection srcArtifactPattern , String srcIvyPattern , Artifact [ ] extraArtifacts , boolean overwrite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14.getDependencies( ModuleDescriptor md , String [ ] confs , File cache , Date date , ResolveReport report , boolean validate , boolean tra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14.resolve( ModuleRevisionId mrid , String [ ] confs , boolean transitive , boolean changing , File cache , Date date , boolean validate , boolean useCacheOnly , boolean useOrigin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check( URL ivyFile , String resol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trieve( ModuleId moduleId , String [ ] confs , File cache , String destFilePattern , String destIvyPattern , Filter artifactFilter , boolean sync , boolean useOrigin , boolean makeSymlink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14.download( Artifact artifact , File cache , boolean use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14.listModules( String o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configure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solve( ModuleDescriptor md , String [ ] confs , File cache , Date date , boolean validate , boolean useCacheOnly , boolean transitive , boolean useOrigin , boolean download , boolean outputReport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sortModuleDescriptors( Collection moduleDescri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14.resolve( File ivy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retrieve( ModuleId moduleId , String [ ] confs , File cache , String destFilePattern , String destIvy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14.publish( ModuleRevisionId mrid , String pubrevision , File cache , String srcArtifactPattern , String resolverName , String srcIvyPattern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14.publish( ModuleRevisionId mrid , String pubrevision , File cache , Collection srcArtifactPattern , String resolverName , String srcIvyPattern , String status , Date pubdate , Artifact [ ] extraArtifacts , boolean validate , boolean overwrite , boolean update ,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14.listModules( ModuleId criteria , Patter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14.determineArtifactsToCopy( ModuleId moduleId , String [ ] confs , File cache , String destFilePattern , String destIvy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14.resolve( URL ivySource , String revision , String [ ] confs , File cache , Date date , boolean validate , boolean useCacheOnly , boolean transitive , Filter artifact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resolve( URL ivySource , String revision , String [ ] confs , File cache , Date date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14.getDependencies( URL ivySource , String [ ] confs , File cache , Date date , boolean vali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14.interru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